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355cm" svg:height="0.308cm" svg:x="3.728cm" svg:y="0.95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2" draw:text-style-name="P1" draw:layer="layout" svg:width="3.087cm" svg:height="2.885cm" svg:x="0.294cm" svg:y="0.558cm" svg:viewBox="0 0 3088 2886" svg:d="m345 888 241 139c-60 125-93 265-93 415 0 139 28 270 81 388l-219 126 152 264 233-134c164 180 400 301 672 330v246h305v-252c273-39 506-172 662-363l212 122 153-264-212-123c40-105 61-219 61-340 0-138-28-268-79-386l219-126-152-264-233 134c-156-171-376-289-631-326v-261h-305v255c-261 28-488 140-651 308l-263-152zm1046-624c875 0 1544 625 1544 1443s-669 1443-1544 1443-1544-625-1544-1443 669-1443 1544-1443z">
          <text:p/>
        </draw:path>
        <draw:custom-shape draw:style-name="gr3" draw:text-style-name="P1" draw:layer="layout" svg:width="0.234cm" svg:height="0.234cm" svg:x="1.748cm" svg:y="0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32cm" svg:height="0.132cm" svg:x="1.799cm" svg:y="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34cm" svg:height="0.234cm" svg:x="0.732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32cm" svg:height="0.132cm" svg:x="0.783cm" svg:y="2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34cm" svg:height="0.234cm" svg:x="2.723cm" svg:y="2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32cm" svg:height="0.132cm" svg:x="2.774cm" svg:y="2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34cm" svg:height="0.234cm" svg:x="2.713cm" svg:y="1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754cm" svg:y1="1.503cm" svg:x2="2.906cm" svg:y2="1.351cm">
          <text:p/>
        </draw:line>
        <draw:line draw:style-name="gr5" draw:text-style-name="P1" draw:layer="layout" svg:x1="2.754cm" svg:y1="1.351cm" svg:x2="2.906cm" svg:y2="1.503cm">
          <text:p/>
        </draw:line>
        <draw:custom-shape draw:style-name="gr3" draw:text-style-name="P1" draw:layer="layout" svg:width="0.234cm" svg:height="0.234cm" svg:x="0.721cm" svg:y="1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0.762cm" svg:y1="1.463cm" svg:x2="0.915cm" svg:y2="1.31cm">
          <text:p/>
        </draw:line>
        <draw:line draw:style-name="gr5" draw:text-style-name="P1" draw:layer="layout" svg:x1="0.762cm" svg:y1="1.31cm" svg:x2="0.915cm" svg:y2="1.452cm">
          <text:p/>
        </draw:line>
        <draw:custom-shape draw:style-name="gr3" draw:text-style-name="P1" draw:layer="layout" svg:width="0.234cm" svg:height="0.234cm" svg:x="1.738cm" svg:y="2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.778cm" svg:y1="3.149cm" svg:x2="1.931cm" svg:y2="3.007cm">
          <text:p/>
        </draw:line>
        <draw:line draw:style-name="gr5" draw:text-style-name="P1" draw:layer="layout" svg:x1="1.778cm" svg:y1="2.997cm" svg:x2="1.931cm" svg:y2="3.149cm">
          <text:p/>
        </draw:line>
        <draw:frame draw:style-name="gr1" draw:layer="layout" svg:width="0.378cm" svg:height="0.466cm" svg:x="1.994cm" svg:y="0.6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639cm" svg:height="0.466cm" svg:x="1.075cm" svg:y="2.81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377cm" svg:height="0.466cm" svg:x="0.425cm" svg:y="2.05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0.638cm" svg:height="0.466cm" svg:x="2.721cm" svg:y="1.39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0.359cm" svg:height="0.466cm" svg:x="2.496cm" svg:y="2.52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0.62cm" svg:height="0.466cm" svg:x="0.557cm" svg:y="0.85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g>
          <draw:path draw:style-name="gr2" draw:text-style-name="P1" draw:layer="layout" svg:width="1.802cm" svg:height="1.722cm" draw:transform="skewX (0.000523598775598198) rotate (0.785747229247699) translate (0.583229076004076cm 2.02873218187849cm)" svg:viewBox="0 0 1803 1723" svg:d="m736 3975h302v-282c442 61 765 413 765 862 0 438-308 785-735 856v-237h-302v242c-443-60-766-413-766-862 0-439 308-785 736-857z">
            <text:p/>
          </draw:path>
          <draw:custom-shape draw:style-name="gr3" draw:text-style-name="P1" draw:layer="layout" svg:width="0.232cm" svg:height="0.231cm" draw:transform="rotate (0.7853981633973) translate (1.147cm 1.5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3cm" svg:height="0.13cm" draw:transform="rotate (0.7853981633973) translate (1.22cm 1.5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32cm" svg:height="0.231cm" draw:transform="rotate (0.7853981633973) translate (2.2cm 2.5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2.366cm" svg:y1="2.626cm" svg:x2="2.366cm" svg:y2="2.413cm">
            <text:p/>
          </draw:line>
          <draw:line draw:style-name="gr5" draw:text-style-name="P1" draw:layer="layout" svg:x1="2.259cm" svg:y1="2.52cm" svg:x2="2.472cm" svg:y2="2.52cm">
            <text:p/>
          </draw:line>
        </draw:g>
        <draw:frame draw:style-name="gr1" draw:layer="layout" svg:width="0.413cm" svg:height="0.466cm" svg:x="1.36cm" svg:y="1.22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0.744cm" svg:height="0.466cm" svg:x="1.482cm" svg:y="2.23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6" draw:text-style-name="P1" draw:layer="layout" svg:x1="1.849cm" svg:y1="1.991cm" svg:x2="3.322cm" svg:y2="0.04cm">
          <text:p/>
        </draw:line>
        <draw:line draw:style-name="gr6" draw:text-style-name="P1" draw:layer="layout" svg:x1="3.535cm" svg:y1="2.021cm" svg:x2="4.917cm" svg:y2="2.021cm">
          <text:p/>
        </draw:line>
        <draw:custom-shape draw:style-name="gr7" draw:text-style-name="P1" draw:id="id1" draw:layer="layout" svg:width="2.048cm" svg:height="1.232cm" draw:transform="rotate (-1.04719755119759) translate (3.206cm 0.2cm)">
          <text:p/>
          <draw:enhanced-geometry svg:viewBox="0 0 21600 21600" draw:type="block-arc" draw:modifiers="-151.296389483515 10737.007497825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6" draw:text-style-name="P1" draw:layer="layout" svg:x1="3.119cm" svg:y1="0.518cm" svg:x2="2.987cm" svg:y2="0.467cm">
          <text:p/>
        </draw:line>
        <draw:frame draw:style-name="gr8" draw:text-style-name="P2" draw:layer="layout" svg:width="2.28cm" svg:height="1.353cm" svg:x="3.421cm" svg:y="1.91cm">
          <draw:text-box>
            <text:p><text:span text:style-name="T1">لچھے کا</text:span><text:span text:style-name="T1"> </text:span></text:p>
            <text:p><text:span text:style-name="T1">مقناطیسی محور</text:span></text:p>
          </draw:text-box>
        </draw:frame>
        <draw:frame draw:style-name="gr1" draw:layer="layout" svg:width="0.423cm" svg:height="0.466cm" svg:x="4.627cm" svg:y="2.01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text-style-name="P2" draw:layer="layout" svg:width="2.606cm" svg:height="1.353cm" svg:x="4.612cm" svg:y="0.11cm">
          <draw:text-box>
            <text:p><text:span text:style-name="T1">گھومتے لچھے کا</text:span><text:span text:style-name="T1"> </text:span></text:p>
            <text:p><text:span text:style-name="T1">مقناطیسی محور</text:span></text:p>
          </draw:text-box>
        </draw:frame>
        <draw:connector draw:style-name="gr6" draw:text-style-name="P1" draw:layer="layout" draw:type="curve" draw:line-skew="0.815cm" svg:x1="4.822cm" svg:y1="0.484cm" svg:x2="3.184cm" svg:y2="0.2cm" draw:end-shape="id1" draw:end-glue-point="0" svg:d="m4822 484c0 45-1638 187-1638-284">
          <text:p/>
        </draw:connector>
        <draw:custom-shape draw:style-name="gr7" draw:text-style-name="P1" draw:layer="layout" svg:width="0.62cm" svg:height="0.62cm" svg:x="1.533cm" svg:y="1.676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6" draw:text-style-name="P1" draw:layer="layout" svg:x1="2.153cm" svg:y1="2.032cm" svg:x2="2.133cm" svg:y2="1.859cm">
          <text:p/>
        </draw:line>
        <draw:frame draw:style-name="gr1" draw:layer="layout" svg:width="0.533cm" svg:height="0.466cm" svg:x="2.072cm" svg:y="1.63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layer="layout" svg:width="2.023cm" svg:height="0.529cm" svg:x="6.379cm" svg:y="2.235cm"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o math:stretchy="false">ω</math:mo>
    <math:annotation math:encoding="StarMath 5.0">%omega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θ</math:mo>
        <math:mo math:stretchy="false">=</math:mo>
        <math:mo math:stretchy="false">ω</math:mo>
      </math:mrow>
      <math:mrow>
        <math:mi>t</math:mi>
        <math:mo math:stretchy="false">+</math:mo>
        <math:msub>
          <math:mo math:stretchy="false">θ</math:mo>
          <math:mn>0</math:mn>
        </math:msub>
      </math:mrow>
    </math:mrow>
    <math:annotation math:encoding="StarMath 5.0">%theta=%omega t + %theta_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i>a</math:mi>
      </math:mrow>
    </math:mstyle>
    <math:annotation math:encoding="StarMath 5.0">size *0.8 {a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row>
          <math:mo math:stretchy="false">−</math:mo>
          <math:mi>a</math:mi>
        </math:mrow>
      </math:mrow>
    </math:mstyle>
    <math:annotation math:encoding="StarMath 5.0">size *.8 {-a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i>b</math:mi>
      </math:mrow>
    </math:mstyle>
    <math:annotation math:encoding="StarMath 5.0">size *.8 {b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row>
          <math:mo math:stretchy="false">−</math:mo>
          <math:mi>b</math:mi>
        </math:mrow>
      </math:mrow>
    </math:mstyle>
    <math:annotation math:encoding="StarMath 5.0">size *0.8 {-b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i>c</math:mi>
      </math:mrow>
    </math:mstyle>
    <math:annotation math:encoding="StarMath 5.0">size *0.8 {c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row>
          <math:mo math:stretchy="false">−</math:mo>
          <math:mi>c</math:mi>
        </math:mrow>
      </math:mrow>
    </math:mstyle>
    <math:annotation math:encoding="StarMath 5.0">size *0.8 {-c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f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i>f</math:mi>
    </math:mrow>
    <math:annotation math:encoding="StarMath 5.0">-f</math:annotation>
  </math:semantics>
</math:math>
</file>